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tab-stop style:position="6.826cm"/>
        </style:tab-stops>
      </style:paragraph-properties>
      <style:text-properties fo:color="#111111" style:font-name="Cabrion" fo:font-size="9pt" officeooo:rsid="000e51dd" officeooo:paragraph-rsid="001015d1" style:font-size-asian="9pt" style:font-size-complex="9pt"/>
    </style:style>
    <style:style style:name="P2" style:family="paragraph" style:parent-style-name="Standard">
      <style:paragraph-properties>
        <style:tab-stops>
          <style:tab-stop style:position="6.826cm"/>
        </style:tab-stops>
      </style:paragraph-properties>
      <style:text-properties fo:color="#111111" style:font-name="Cabrion" fo:font-size="9pt" officeooo:rsid="000e51dd" officeooo:paragraph-rsid="000e51dd" style:font-size-asian="9pt" style:font-size-complex="9pt"/>
    </style:style>
    <style:style style:name="P3" style:family="paragraph" style:parent-style-name="Standard" style:list-style-name="L5">
      <style:paragraph-properties>
        <style:tab-stops>
          <style:tab-stop style:position="6.826cm"/>
        </style:tab-stops>
      </style:paragraph-properties>
      <style:text-properties fo:color="#111111" style:font-name="Cabrion" fo:font-size="9pt" officeooo:rsid="000e51dd" officeooo:paragraph-rsid="000e51dd" style:font-size-asian="9pt" style:font-size-complex="9pt"/>
    </style:style>
    <style:style style:name="P4" style:family="paragraph" style:parent-style-name="Standard" style:list-style-name="L5">
      <style:paragraph-properties>
        <style:tab-stops>
          <style:tab-stop style:position="6.826cm"/>
        </style:tab-stops>
      </style:paragraph-properties>
      <style:text-properties fo:color="#111111" style:font-name="Cabrion" fo:font-size="9pt" officeooo:rsid="000e51dd" officeooo:paragraph-rsid="0013c606" style:font-size-asian="9pt" style:font-size-complex="9pt"/>
    </style:style>
    <style:style style:name="P5" style:family="paragraph" style:parent-style-name="Standard">
      <style:paragraph-properties>
        <style:tab-stops>
          <style:tab-stop style:position="6.826cm"/>
        </style:tab-stops>
      </style:paragraph-properties>
      <style:text-properties fo:color="#000000" style:font-name="Cabrion" fo:font-size="9pt" fo:font-weight="bold" officeooo:rsid="000e51dd" officeooo:paragraph-rsid="000e51dd" style:font-size-asian="9pt" style:font-weight-asian="bold" style:font-size-complex="9pt" style:font-weight-complex="bold"/>
    </style:style>
    <style:style style:name="P6" style:family="paragraph" style:parent-style-name="Standard">
      <style:paragraph-properties>
        <style:tab-stops>
          <style:tab-stop style:position="6.826cm"/>
        </style:tab-stops>
      </style:paragraph-properties>
      <style:text-properties fo:color="#ff00cc" style:font-name="Cabrion" fo:font-size="9pt" officeooo:rsid="000e51dd" officeooo:paragraph-rsid="000e51dd" style:font-size-asian="9pt" style:font-size-complex="9pt"/>
    </style:style>
    <style:style style:name="P7" style:family="paragraph" style:parent-style-name="Standard">
      <style:paragraph-properties>
        <style:tab-stops>
          <style:tab-stop style:position="6.826cm"/>
        </style:tab-stops>
      </style:paragraph-properties>
      <style:text-properties fo:color="#ff00cc" style:font-name="Cabrion" fo:font-size="9pt" fo:font-weight="bold" officeooo:rsid="000e51dd" officeooo:paragraph-rsid="000e51dd" style:font-size-asian="9pt" style:font-weight-asian="bold" style:font-size-complex="9pt" style:font-weight-complex="bold"/>
    </style:style>
    <style:style style:name="P8" style:family="paragraph" style:parent-style-name="Standard" style:list-style-name="L1">
      <loext:graphic-properties draw:fill="none"/>
      <style:paragraph-properties fo:background-color="transparent">
        <style:tab-stops>
          <style:tab-stop style:position="6.826cm"/>
        </style:tab-stops>
      </style:paragraph-properties>
      <style:text-properties fo:font-size="9pt" officeooo:paragraph-rsid="00103bb5" style:font-size-asian="9pt" style:font-size-complex="9pt"/>
    </style:style>
    <style:style style:name="P9" style:family="paragraph" style:parent-style-name="Standard" style:list-style-name="L1">
      <loext:graphic-properties draw:fill="none"/>
      <style:paragraph-properties fo:background-color="transparent">
        <style:tab-stops>
          <style:tab-stop style:position="6.826cm"/>
        </style:tab-stops>
      </style:paragraph-properties>
      <style:text-properties fo:font-size="9pt" officeooo:paragraph-rsid="00147fb8" style:font-size-asian="9pt" style:font-size-complex="9pt"/>
    </style:style>
    <style:style style:name="P10" style:family="paragraph" style:parent-style-name="Standard">
      <style:paragraph-properties>
        <style:tab-stops>
          <style:tab-stop style:position="6.826cm"/>
        </style:tab-stops>
      </style:paragraph-properties>
      <style:text-properties fo:font-size="9pt" officeooo:paragraph-rsid="000e51dd" style:font-size-asian="9pt" style:font-size-complex="9pt"/>
    </style:style>
    <style:style style:name="P11" style:family="paragraph" style:parent-style-name="Standard" style:list-style-name="L3">
      <style:paragraph-properties>
        <style:tab-stops>
          <style:tab-stop style:position="6.826cm"/>
        </style:tab-stops>
      </style:paragraph-properties>
      <style:text-properties fo:font-size="9pt" officeooo:paragraph-rsid="000e51dd" style:font-size-asian="9pt" style:font-size-complex="9pt"/>
    </style:style>
    <style:style style:name="P12" style:family="paragraph" style:parent-style-name="Standard" style:list-style-name="L4">
      <style:paragraph-properties>
        <style:tab-stops>
          <style:tab-stop style:position="6.826cm"/>
        </style:tab-stops>
      </style:paragraph-properties>
      <style:text-properties fo:font-size="9pt" officeooo:paragraph-rsid="000e51dd" style:font-size-asian="9pt" style:font-size-complex="9pt"/>
    </style:style>
    <style:style style:name="P13" style:family="paragraph" style:parent-style-name="Standard" style:list-style-name="L4">
      <style:paragraph-properties>
        <style:tab-stops>
          <style:tab-stop style:position="6.826cm"/>
        </style:tab-stops>
      </style:paragraph-properties>
      <style:text-properties fo:font-size="9pt" officeooo:paragraph-rsid="00103bb5" style:font-size-asian="9pt" style:font-size-complex="9pt"/>
    </style:style>
    <style:style style:name="P14" style:family="paragraph" style:parent-style-name="Standard" style:list-style-name="L5">
      <style:paragraph-properties>
        <style:tab-stops>
          <style:tab-stop style:position="6.826cm"/>
        </style:tab-stops>
      </style:paragraph-properties>
      <style:text-properties fo:font-size="9pt" officeooo:paragraph-rsid="000e51dd" style:font-size-asian="9pt" style:font-size-complex="9pt"/>
    </style:style>
    <style:style style:name="P15" style:family="paragraph" style:parent-style-name="Standard">
      <loext:graphic-properties draw:fill="none"/>
      <style:paragraph-properties fo:margin-left="0.499cm" fo:margin-right="0cm" fo:text-indent="0cm" style:auto-text-indent="false" fo:background-color="transparent">
        <style:tab-stops>
          <style:tab-stop style:position="6.826cm"/>
        </style:tab-stops>
      </style:paragraph-properties>
      <style:text-properties fo:color="#111111" style:font-name="Cabrion" fo:font-size="9pt" officeooo:rsid="000e51dd" officeooo:paragraph-rsid="000e51dd" style:font-size-asian="9pt" style:font-size-complex="9pt"/>
    </style:style>
    <style:style style:name="P16" style:family="paragraph" style:parent-style-name="Standard" style:master-page-name="">
      <loext:graphic-properties draw:fill="none"/>
      <style:paragraph-properties fo:margin-left="0.499cm" fo:margin-right="0cm" fo:text-indent="0cm" style:auto-text-indent="false" style:page-number="auto" fo:background-color="transparent">
        <style:tab-stops>
          <style:tab-stop style:position="6.826cm"/>
        </style:tab-stops>
      </style:paragraph-properties>
      <style:text-properties fo:color="#111111" style:font-name="Cabrion" fo:font-size="11pt" officeooo:rsid="000e51dd" officeooo:paragraph-rsid="001015d1" style:font-size-asian="11pt" style:font-size-complex="11pt"/>
    </style:style>
    <style:style style:name="P17" style:family="paragraph" style:parent-style-name="Standard" style:master-page-name="">
      <loext:graphic-properties draw:fill="none"/>
      <style:paragraph-properties fo:margin-left="0.499cm" fo:margin-right="0cm" fo:text-indent="0cm" style:auto-text-indent="false" style:page-number="auto" fo:background-color="transparent">
        <style:tab-stops>
          <style:tab-stop style:position="6.826cm"/>
        </style:tab-stops>
      </style:paragraph-properties>
      <style:text-properties fo:color="#111111" style:font-name="Cabrion" fo:font-size="9pt" officeooo:rsid="000e51dd" officeooo:paragraph-rsid="000e51dd" style:font-size-asian="9pt" style:font-size-complex="9pt"/>
    </style:style>
    <style:style style:name="P18" style:family="paragraph" style:parent-style-name="Standard" style:list-style-name="L2" style:master-page-name="">
      <loext:graphic-properties draw:fill="none"/>
      <style:paragraph-properties style:page-number="auto" fo:background-color="transparent">
        <style:tab-stops>
          <style:tab-stop style:position="6.826cm"/>
        </style:tab-stops>
      </style:paragraph-properties>
      <style:text-properties fo:font-size="9pt" officeooo:paragraph-rsid="000e51dd" style:font-size-asian="9pt" style:font-size-complex="9pt"/>
    </style:style>
    <style:style style:name="P19" style:family="paragraph" style:parent-style-name="Standard" style:list-style-name="L1" style:master-page-name="">
      <loext:graphic-properties draw:fill="none"/>
      <style:paragraph-properties style:page-number="auto" fo:background-color="transparent">
        <style:tab-stops>
          <style:tab-stop style:position="6.826cm"/>
        </style:tab-stops>
      </style:paragraph-properties>
      <style:text-properties fo:font-size="9pt" officeooo:paragraph-rsid="00103bb5" style:font-size-asian="9pt" style:font-size-complex="9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015d1"/>
    </style:style>
    <style:style style:name="T4" style:family="text">
      <style:text-properties fo:color="#cc0000" fo:font-weight="bold" style:font-weight-asian="bold" style:font-weight-complex="bold"/>
    </style:style>
    <style:style style:name="T5" style:family="text">
      <style:text-properties fo:color="#cc0000" fo:font-weight="bold" officeooo:rsid="0016c099" style:font-weight-asian="bold" style:font-weight-complex="bold"/>
    </style:style>
    <style:style style:name="T6" style:family="text">
      <style:text-properties fo:color="#000099"/>
    </style:style>
    <style:style style:name="T7" style:family="text">
      <style:text-properties fo:color="#000099" style:font-name="Cabrion" officeooo:rsid="000e51dd"/>
    </style:style>
    <style:style style:name="T8" style:family="text">
      <style:text-properties fo:color="#000099" style:font-name="Cabrion" fo:font-size="10pt" officeooo:rsid="000e51dd" style:font-size-asian="10pt" style:font-size-complex="10pt"/>
    </style:style>
    <style:style style:name="T9" style:family="text">
      <style:text-properties fo:color="#111111" style:font-name="Cabrion" officeooo:rsid="000e51dd"/>
    </style:style>
    <style:style style:name="T10" style:family="text">
      <style:text-properties fo:color="#111111" style:font-name="Cabrion" fo:font-size="10pt" officeooo:rsid="000e51dd" style:font-size-asian="10pt" style:font-size-complex="10pt"/>
    </style:style>
    <style:style style:name="T11" style:family="text">
      <style:text-properties fo:color="#111111" style:font-name="Cabrion" fo:font-weight="bold" officeooo:rsid="000e51dd" style:font-weight-asian="bold" style:font-weight-complex="bold"/>
    </style:style>
    <style:style style:name="T12" style:family="text">
      <style:text-properties fo:color="#ff420e" style:font-name="Cabrion" fo:font-weight="bold" officeooo:rsid="000e51dd" style:font-weight-asian="bold" style:font-weight-complex="bold"/>
    </style:style>
    <style:style style:name="T13" style:family="text">
      <style:text-properties fo:color="#ff420e" style:font-name="Cabrion" fo:font-size="10pt" fo:font-weight="bold" officeooo:rsid="000e51dd" style:font-size-asian="10pt" style:font-weight-asian="bold" style:font-size-complex="10pt" style:font-weight-complex="bold"/>
    </style:style>
    <style:style style:name="T14" style:family="text">
      <style:text-properties fo:color="#ff420e" fo:font-weight="bold" style:font-weight-asian="bold" style:font-weight-complex="bold"/>
    </style:style>
    <style:style style:name="T15" style:family="text">
      <style:text-properties fo:color="#579d1c" style:font-name="Cabrion" fo:font-weight="bold" officeooo:rsid="000e51dd" style:font-weight-asian="bold" style:font-weight-complex="bold"/>
    </style:style>
    <style:style style:name="T16" style:family="text">
      <style:text-properties fo:color="#579d1c" style:font-name="Cabrion" fo:font-size="10pt" fo:font-weight="bold" officeooo:rsid="000e51dd" style:font-size-asian="10pt" style:font-weight-asian="bold" style:font-size-complex="10pt" style:font-weight-complex="bold"/>
    </style:style>
    <style:style style:name="T17" style:family="text">
      <style:text-properties fo:color="#579d1c" fo:font-weight="bold" style:font-weight-asian="bold" style:font-weight-complex="bold"/>
    </style:style>
    <style:style style:name="T18" style:family="text">
      <style:text-properties fo:font-size="10pt" style:font-size-asian="10pt" style:font-size-complex="10pt"/>
    </style:style>
    <style:style style:name="T19" style:family="text">
      <style:text-properties fo:font-size="10pt" officeooo:rsid="001015d1" style:font-size-asian="10pt" style:font-size-complex="10pt"/>
    </style:style>
    <style:style style:name="T20" style:family="text">
      <style:text-properties fo:font-size="8pt" style:font-size-asian="8pt" style:font-size-complex="8pt"/>
    </style:style>
    <style:style style:name="T21" style:family="text">
      <style:text-properties fo:font-size="8pt" officeooo:rsid="001015d1" style:font-size-asian="8pt" style:font-size-complex="8pt"/>
    </style:style>
    <style:style style:name="T22" style:family="text">
      <style:text-properties fo:font-size="9pt" style:font-size-asian="9pt" style:font-size-complex="9pt"/>
    </style:style>
    <style:style style:name="T23" style:family="text">
      <style:text-properties fo:font-size="9pt" officeooo:rsid="001015d1"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cm" fo:text-indent="-0.365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45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cm" fo:text-indent="-0.365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45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cm" fo:text-indent="-0.365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45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cm" fo:text-indent="-0.365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45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MENT UTILISER MUMBLE<text:span text:style-name="T2"> pour que tout se passe bien :)</text:span></text:p>
      <text:p text:style-name="P6"><text:span text:style-name="T1">INSTRUCTIONS RAPIDES</text:span></text:p>
      <text:p text:style-name="P17">• 1 télécharger mumble &gt; ouvrir mumble</text:p>
      <text:p text:style-name="P15">• 2 ajouter un serveur &gt; remplir adresse : <text:span text:style-name="T6">mumble.quelquechose.extension</text:span>, mettre un pseudo, se connecter</text:p>
      <text:p text:style-name="P15">• 3 puis scroll pour trouver la discussion et la rejoindre</text:p>
      <text:p text:style-name="P15">• 4 hyper important : <text:span text:style-name="T17">désactiver la synthèse vocale</text:span> et choisir le <text:span text:style-name="T17">mode "appuyer pour parler"</text:span><text:span text:style-name="T4">, </text:span><text:span text:style-name="T5">ou au pire mettre le mode continous et bien désactiver son micro quand on ne parle pas</text:span><text:span text:style-name="T4"> </text:span>(voir plus bas, <text:span text:style-name="T3">point 4,</text:span> pour les détails sur comment faire)</text:p>
      <text:p text:style-name="P7">INSTRUCTIONS PLUS APPROFONDIES ;)</text:p>
      <text:p text:style-name="P1"><text:span text:style-name="T1">1 - installer le logiciel</text:span></text:p>
      <text:p text:style-name="P16"><text:a xlink:type="simple" xlink:href="https://wiki.mumble.info/wiki/Installing_Mumble" text:style-name="Internet_20_link" text:visited-style-name="Visited_20_Internet_20_Link"><text:span text:style-name="T22">https://wiki.mumble.info/wiki/Installing_Mumbl</text:span></text:a><text:a xlink:type="simple" xlink:href="https://wiki.mumble.info/wiki/Installing_Mumble" text:style-name="Internet_20_link" text:visited-style-name="Visited_20_Internet_20_Link"><text:span text:style-name="T23">e</text:span></text:a><text:span text:style-name="T22"> (sous android il s'appel plumble)</text:span></text:p>
      <text:p text:style-name="P2"><text:span text:style-name="T1">2 - se connecter au serveur</text:span> (DON'T PANIC c'est treeees simple :p)</text:p>
      <text:list xml:id="list4029950684358409269" text:style-name="L2">
        <text:list-item>
          <text:p text:style-name="P18"><text:span text:style-name="T9">a chaque invitation on vous donnera un nom de serveur qui ressemble a ca : </text:span><text:span text:style-name="T7">mumble.quelquechose.extension</text:span></text:p>
        </text:list-item>
      </text:list>
      <text:list xml:id="list1423161429955903713" text:style-name="L1">
        <text:list-item>
          <text:p text:style-name="P19"><text:span text:style-name="T9">c'est en fait une adresse, et avec cette adresse sous la main, les étapes a suivre sont hyper simples :</text:span></text:p>
          <text:list>
            <text:list-item>
              <text:p text:style-name="P8"><text:span text:style-name="T9">si vous avez déjà fais une réunion avec cette adresse de serveur, elle existe déjà et il n'y a plus qu'à s'y connecter</text:span></text:p>
            </text:list-item>
            <text:list-item>
              <text:p text:style-name="P8"><text:span text:style-name="T9">si c'est la première fois, ajoutez un nouveau serveur et dans le champ "adresse" rentrez l'adresse mumble.quelquechose.extension (en remplaçant quelquechose et extension par ce qui vous a été fournit), puis un pseudo</text:span></text:p>
            </text:list-item>
          </text:list>
        </text:list-item>
        <text:list-item>
          <text:p text:style-name="P8"><text:span text:style-name="T9">où je trouve tout ça ??? ici :</text:span></text:p>
          <text:list>
            <text:list-item>
              <text:p text:style-name="P8"><text:span text:style-name="T12">iphone</text:span><text:span text:style-name="T9"> : a l'ouverture, cliquer sur "favourites servers" &gt; si vous avez déjà connecté des serveurs ils vont etre listés, si vous voulez vous connecter a un nouveau serveur cliquez sur "+" en haut a droite, remplissez les champs "address" et "username", puis "done" en haut a droite</text:span></text:p>
            </text:list-item>
            <text:list-item>
              <text:p text:style-name="P8"><text:span text:style-name="T12">android</text:span><text:span text:style-name="T9"> : à l'ouverture vous arrivez sur la liste des serveurs, vide si vous n'en avez jamais connecté, si vous voulez en rajouter cliquez sur le "+" en haut a droite, remplissez les champs "adresse" et "nom d'utilisateur", puis "ajouter" en bas a droite</text:span></text:p>
            </text:list-item>
            <text:list-item>
              <text:p text:style-name="P8"><text:span text:style-name="T12">ordi</text:span><text:span text:style-name="T9"> : a l'ouverture de l'application, il se peut qu'une fenêtre de connexion s'ouvredirectement, sinon icône de globe terrestre ou menu &gt; serveur &gt; se connecter, et dans la fenêtre de connexion il y a la liste des serveurs déjà ajoutés, pour en rajouter cliquez sur "ajouter nouveau" et remplissez les champs "adresse" et "nom d'utilisateur", puis "ok" en bas a droite</text:span></text:p>
            </text:list-item>
            <text:list-item>
              <text:p text:style-name="P8"><text:span text:style-name="T12">site web</text:span><text:span text:style-name="T9"> : cette étape ne vous concerne presque pas, vous êtes déjà sur le serveur, vous avez juste a rentrer un pseudo dans "nom d'utilisateur" et autoriser le navigateur a se connecter a votre micro</text:span></text:p>
            </text:list-item>
          </text:list>
        </text:list-item>
      </text:list>
      <text:p text:style-name="P10"><text:span text:style-name="T11">3 - rejoindre chambre de discussion</text:span></text:p>
      <text:list xml:id="list144417553597345" text:continue-numbering="true" text:style-name="L1">
        <text:list-item>
          <text:p text:style-name="P9"><text:span text:style-name="T9">vous vous retrouvez alors devant une grande liste de pleins d'utilisateurices et de chambres de discussions, il faut trouver celle que vous devez rejoindre, et y rentrer :</text:span></text:p>
        </text:list-item>
      </text:list>
      <text:list xml:id="list3743054909138241874" text:style-name="L3">
        <text:list-item>
          <text:list>
            <text:list-item>
              <text:p text:style-name="P11"><text:span text:style-name="T12">iphone</text:span><text:span text:style-name="T9"> : scroll jusqu'au nom de la réunion &gt; clique sur le nom</text:span></text:p>
            </text:list-item>
            <text:list-item>
              <text:p text:style-name="P11"><text:span text:style-name="T12">android</text:span><text:span text:style-name="T9"> : scroll jusqu'au nom de la réunion &gt; clique prolongé &gt; la flèche qui apparaît en haut a droite</text:span></text:p>
            </text:list-item>
            <text:list-item>
              <text:p text:style-name="P11"><text:span text:style-name="T12">ordi</text:span><text:span text:style-name="T9"> : scroll jusqu'au nom de la réunion &gt; clique droit &gt; rejoindre le salon</text:span></text:p>
            </text:list-item>
            <text:list-item>
              <text:p text:style-name="P11"><text:span text:style-name="T12">site web</text:span><text:span text:style-name="T9"> : scroll jusqu'au nom de la réunion &gt; clique droit &gt; rejoindre le salon</text:span></text:p>
            </text:list-item>
          </text:list>
        </text:list-item>
      </text:list>
      <text:p text:style-name="P10"><text:span text:style-name="T11">4 – reglages</text:span></text:p>
      <text:list xml:id="list144418179439158" text:continue-list="list144417553597345" text:style-name="L1">
        <text:list-item>
          <text:p text:style-name="P9"><text:span text:style-name="T9">il y a deux réglages TRÈS IMPORTANTS mais très simples à faire :</text:span></text:p>
        </text:list-item>
      </text:list>
      <text:list xml:id="list1987397347398806659" text:style-name="L4">
        <text:list-item>
          <text:list>
            <text:list-item>
              <text:p text:style-name="P12"><text:span text:style-name="T9">désactiver la synthese vocale</text:span></text:p>
            </text:list-item>
            <text:list-item>
              <text:p text:style-name="P12"><text:span text:style-name="T9">choisir le mode "appuyer pour parler" (et sur ordinateur, configurer une touche)</text:span></text:p>
            </text:list-item>
          </text:list>
        </text:list-item>
      </text:list>
      <text:list xml:id="list144418819299344" text:continue-list="list144418179439158" text:style-name="L1">
        <text:list-item>
          <text:p text:style-name="P9"><text:span text:style-name="T9">donc pour bien comprendre, il y a trois modes de transmission :</text:span></text:p>
        </text:list-item>
      </text:list>
      <text:list xml:id="list144419414800171" text:continue-list="list1987397347398806659" text:style-name="L4">
        <text:list-item>
          <text:list>
            <text:list-item>
              <text:p text:style-name="P12"><text:span text:style-name="T9">push to talk - appuyer pour parler</text:span></text:p>
            </text:list-item>
            <text:list-item>
              <text:p text:style-name="P13"><text:span text:style-name="T9">voice activated - activite vocale</text:span></text:p>
            </text:list-item>
            <text:list-item>
              <text:p text:style-name="P13"><text:span text:style-name="T9">continuous – continu</text:span></text:p>
            </text:list-item>
          </text:list>
        </text:list-item>
        <text:list-item>
          <text:p text:style-name="P13"><text:span text:style-name="T9">je pense que le "push to talk" est le plus efficace, sinon "continuous" marche aussi, à condition de faire hyper attention a </text:span><text:span text:style-name="T15">LAISSER LE MICRO ÉTEINT QUAND ON NE PARLE PAS</text:span><text:span text:style-name="T9"> (en cliquant sur l'icône du micro, ça ne marche pas sur iphone), et il faut eviter le mode de transmission "activitee vocale" ou "voice activated", car il augmente beaucoup les coupures de micros en essayant de deviner quand on parle</text:span></text:p>
        </text:list-item>
        <text:list-item>
          <text:p text:style-name="P13"><text:span text:style-name="T9">et la "synthèse vocale" ou "text-to-speech", c'est une option tres importante pour des personnes malvoyantes par exemple, mais ca peut surtout provoquer bcp de pbm de communication, si c'est mal reglé, donc si vous etes bien- voyant.e desactivez la svp)</text:span></text:p>
        </text:list-item>
      </text:list>
      <text:list xml:id="list6227386997638933843" text:style-name="L5">
        <text:list-item>
          <text:p text:style-name="P14"><text:span text:style-name="T12">iphone</text:span><text:span text:style-name="T9"> :</text:span></text:p>
          <text:list>
            <text:list-item>
              <text:p text:style-name="P14"><text:span text:style-name="T9">synthese vocale / text-to-speech : à priori il n'y a pas cette option sur iphone donc tout va bien</text:span></text:p>
            </text:list-item>
            <text:list-item>
              <text:p text:style-name="P3">mode de transmission : si vous êtes connecté.es malheureusement vous devez vous déconnecter du serveur &gt; page accueil &gt; préférences &gt; transmission &gt; "appuyer pour parler / push to talk"</text:p>
            </text:list-item>
          </text:list>
        </text:list-item>
        <text:list-item>
          <text:p text:style-name="P3"><text:span text:style-name="T14">android</text:span> :</text:p>
          <text:list>
            <text:list-item>
              <text:p text:style-name="P3">synthese vocale / text-to-speech : desactiver : menu hamburger en haut a gauche (les trois barres horizontales) &gt; parametres (tout en bas) &gt; general &gt; decocher "synthese vocale"</text:p>
            </text:list-item>
            <text:list-item>
              <text:p text:style-name="P3">mode de transmission : trois petits points en haut a droite &gt; mode de transmission &gt; "appuyer pour parler"</text:p>
            </text:list-item>
          </text:list>
        </text:list-item>
        <text:list-item>
          <text:p text:style-name="P4"><text:span text:style-name="T14">linux et windows et mac</text:span> :</text:p>
          <text:list>
            <text:list-item>
              <text:p text:style-name="P4">synthese vocale / text-to-speech : desactiver : menu "configurer" &gt; decocher "synthere vocale" (pour reglages plus precis : icone parametres &gt; messages &gt; tableau avec toutes les options)</text:p>
            </text:list-item>
            <text:list-item>
              <text:p text:style-name="P4">mode de transmission : icone parametres &gt; entree audio &gt; transmission &gt; "appuyer pour parler"</text:p>
            </text:list-item>
          </text:list>
          <text:p text:style-name="P3">ET en mode "appuyer pour parler" vous pouvez soit :</text:p>
          <text:list text:continue-numbering="true">
            <text:list-item>
              <text:p text:style-name="P3">cocher "afficher la fenêtre appuyer-pour-parler" ça fera apparaître une petite fenêtre flottante</text:p>
            </text:list-item>
            <text:list-item>
              <text:p text:style-name="P3">soit configurer une touche sur laquelle appuyer pour parler (je recommande ! ) : icône paramètres &gt; raccourcis &gt; ajouter &gt; fonction "appuyer pour parler" &gt; raccourcis (la touche de votre choix, perso j'aime utiliser "w")</text:p>
            </text:list-item>
          </text:list>
        </text:list-item>
        <text:list-item>
          <text:p text:style-name="P3"><text:span text:style-name="T14">web</text:span> :</text:p>
          <text:list>
            <text:list-item>
              <text:p text:style-name="P4">synthese vocale / text-to-speech : à priori il n'y a pas cette option sur la version web donc tout va bien</text:p>
            </text:list-item>
            <text:list-item>
              <text:p text:style-name="P4">mode de transmission : icone parametres &gt; transmission &gt; "appuyer pour parler"</text:p>
            </text:list-item>
          </text:list>
          <text:p text:style-name="P3">ET juste en dessous, configurer une touche sur laquelle appuyer pour parler :</text:p>
          <text:list text:continue-numbering="true">
            <text:list-item>
              <text:p text:style-name="P3">cliquer sur le bouton de "clef ptt" &gt; la touche affiche "&gt; ? &lt;", appuyer sur la touche du clavier de votre choix (perso j'aime utiliser "w")</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35cm" fo:margin-bottom="0.676cm" fo:margin-left="0.767cm" fo:margin-right="0.62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3:41:21.763386854</meta:creation-date>
    <dc:date>2020-05-12T14:42:16.059770363</dc:date>
    <meta:editing-duration>PT38M15S</meta:editing-duration>
    <meta:editing-cycles>8</meta:editing-cycles>
    <meta:generator>LibreOffice/5.1.6.2$Linux_X86_64 LibreOffice_project/10m0$Build-2</meta:generator>
    <meta:document-statistic meta:table-count="0" meta:image-count="0" meta:object-count="0" meta:page-count="1" meta:paragraph-count="52" meta:word-count="993" meta:character-count="5613" meta:non-whitespace-character-count="4710"/>
  </office:meta>
</office:document-meta>
</file>